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StateSQLExceptionTranslatorTests.doTest( @ Nullable String sqlState , @ Nullable Class &lt; ? &gt; dataAccessExcep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StateSQLExceptionTranslatorTests.translateDataAccessResource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StateSQLExceptionTranslatorTests.translateDataIntegrityViol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StateSQLExceptionTranslatorTests.translateTransientDataAccessResource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StateSQLExceptionTranslatorTests.translateNull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QLStateSQLExceptionTranslatorTests.translateDuplicat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StateSQLExceptionTranslatorTests.translateCannotAcquire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StateSQLExceptionTranslatorTests.translateDuplicateKeyMySQ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StateSQLExceptionTranslatorTests.invalidSqlStat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StateSQLExceptionTranslatorTests.translateBadSqlGramm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StateSQLExceptionTranslatorTests.translateUncategor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StateSQLExceptionTranslatorTests.malformedSqlStateC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QLStateSQLExceptionTranslatorTests.translateDuplicateKeyMSSQ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StateSQLExceptionTranslatorTests.translatePessimisticLocking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StateSQLExceptionTranslatorTests.doTest( @ Nullable String sqlState , int errorCode , @ Nullable Class &lt; ? &gt; dataAccessException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QLStateSQLExceptionTranslatorTests.translateDuplicateKeyOra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